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5-07-0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5-04-2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3328" calcext:value-type="float">
            <text:p>51.7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5-02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4-10-23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3-12-1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2-11-29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2-09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2-05-0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2-01-2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1-11-2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1-08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1-04-22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0-10-0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0-07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20-01-0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9-10-0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9-07-0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9-05-0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9-01-3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8-10-0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8-07-2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8-05-0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8-02-0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7-12-1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7-07-2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7-05-3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7-01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6-11-1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6-06-0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5-10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5-08-1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5-06-09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5-03-23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4-1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4-08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4-05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4-03-20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3-11-1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3-09-2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3-06-03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3-04-2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3-03-1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3-01-16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2-07-1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2-03-0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1-11-09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1-08-30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1-06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1-03-10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0-10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0-09-1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0-06-0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10-03-09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9-12-0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9-09-2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9-05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9-03-02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8-10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8-09-0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8-07-0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8-02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7-12-1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7-09-27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7-07-2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7-05-1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7-03-0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6-11-21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6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6-06-1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6-03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5-11-2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5-09-1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5-05-1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5-03-0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4-11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4-09-2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4-05-18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4-03-1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3-12-0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3-09-0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3-05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3-03-1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2-11-1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2-09-1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2-06-1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2-03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1-12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1-09-10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1-07-1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1-04-1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0-11-0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2000-05-0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1999-10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1999-05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1998-11-19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1998-06-10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1997-1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1997-06-1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1996-12-1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1996-07-0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1996-01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1995-06-1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1995-05-1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17116270802</text:p>
          </table:table-cell>
          <table:table-cell office:value-type="string" calcext:value-type="string">
            <text:p>230 <text:s/>S16 E49 15CCCC2 <text:s text:c="3"/>LWS-A Shallow Well</text:p>
          </table:table-cell>
          <table:table-cell office:value-type="string" calcext:value-type="string">
            <text:p>199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